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9mm"/>
    </style:style>
    <style:style style:name="co2" style:family="table-column">
      <style:table-column-properties fo:break-before="auto" style:column-width="11.96mm"/>
    </style:style>
    <style:style style:name="co3" style:family="table-column">
      <style:table-column-properties fo:break-before="auto" style:column-width="34.47mm"/>
    </style:style>
    <style:style style:name="co4" style:family="table-column">
      <style:table-column-properties fo:break-before="auto" style:column-width="15.36mm"/>
    </style:style>
    <style:style style:name="co5" style:family="table-column">
      <style:table-column-properties fo:break-before="auto" style:column-width="20.44mm"/>
    </style:style>
    <style:style style:name="co6" style:family="table-column">
      <style:table-column-properties fo:break-before="auto" style:column-width="10.27mm"/>
    </style:style>
    <style:style style:name="co7" style:family="table-column">
      <style:table-column-properties fo:break-before="auto" style:column-width="17.13mm"/>
    </style:style>
    <style:style style:name="co8" style:family="table-column">
      <style:table-column-properties fo:break-before="auto" style:column-width="13.44mm"/>
    </style:style>
    <style:style style:name="co9" style:family="table-column">
      <style:table-column-properties fo:break-before="auto" style:column-width="124.6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/>
    <style:style style:name="ce2" style:family="table-cell" style:parent-style-name="Default" style:data-style-name="N104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7" table:default-cell-style-name="ce3"/>
        <table:table-column table:style-name="co8" table:default-cell-style-name="ce2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kWh</text:p>
          </table:table-cell>
          <table:table-cell table:style-name="Default" office:value-type="string" calcext:value-type="string">
            <text:p>Timestamp</text:p>
          </table:table-cell>
          <table:table-cell table:style-name="Default" office:value-type="string" calcext:value-type="string">
            <text:p>Cost/kWh</text:p>
          </table:table-cell>
          <table:table-cell table:style-name="Default" office:value-type="string" calcext:value-type="string">
            <text:p>GP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Address</text:p>
          </table:table-cell>
          <table:table-cell table:number-columns-repeated="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9" calcext:value-type="float">
            <text:p>149</text:p>
          </table:table-cell>
          <table:table-cell office:value-type="float" office:value="0.454268292682927" calcext:value-type="float">
            <text:p>0.454268292682927</text:p>
          </table:table-cell>
          <table:table-cell office:value-type="float" office:value="2.4883" calcext:value-type="float">
            <text:p>2.4883</text:p>
          </table:table-cell>
          <table:table-cell office:value-type="string" calcext:value-type="string">
            <text:p>12:0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]*[.F2]+[.G2]" office:value-type="currency" office:currency="CAD" office:value="2.6883" calcext:value-type="currency">
            <text:p>$2.69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86" calcext:value-type="float">
            <text:p>486</text:p>
          </table:table-cell>
          <table:table-cell office:value-type="float" office:value="1.03404255319149" calcext:value-type="float">
            <text:p>1.03404255319149</text:p>
          </table:table-cell>
          <table:table-cell office:value-type="float" office:value="8.1162" calcext:value-type="float">
            <text:p>8.1162</text:p>
          </table:table-cell>
          <table:table-cell office:value-type="string" calcext:value-type="string">
            <text:p>12:0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]*[.F3]+[.G3]" office:value-type="currency" office:currency="CAD" office:value="8.3162" calcext:value-type="currency">
            <text:p>$8.3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12" calcext:value-type="float">
            <text:p>312</text:p>
          </table:table-cell>
          <table:table-cell office:value-type="float" office:value="0.576709796672828" calcext:value-type="float">
            <text:p>0.576709796672828</text:p>
          </table:table-cell>
          <table:table-cell office:value-type="float" office:value="5.2104" calcext:value-type="float">
            <text:p>5.2104</text:p>
          </table:table-cell>
          <table:table-cell office:value-type="string" calcext:value-type="string">
            <text:p>12:0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]*[.F4]+[.G4]" office:value-type="currency" office:currency="CAD" office:value="5.4104" calcext:value-type="currency">
            <text:p>$5.41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20" calcext:value-type="float">
            <text:p>320</text:p>
          </table:table-cell>
          <table:table-cell office:value-type="float" office:value="0.481203007518797" calcext:value-type="float">
            <text:p>0.481203007518797</text:p>
          </table:table-cell>
          <table:table-cell office:value-type="float" office:value="5.344" calcext:value-type="float">
            <text:p>5.344</text:p>
          </table:table-cell>
          <table:table-cell office:value-type="string" calcext:value-type="string">
            <text:p>12:0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]*[.F5]+[.G5]" office:value-type="currency" office:currency="CAD" office:value="5.544" calcext:value-type="currency">
            <text:p>$5.54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0.088888888888889" calcext:value-type="float">
            <text:p>0.088888888888889</text:p>
          </table:table-cell>
          <table:table-cell office:value-type="float" office:value="0.2672" calcext:value-type="float">
            <text:p>0.2672</text:p>
          </table:table-cell>
          <table:table-cell office:value-type="string" calcext:value-type="string">
            <text:p>12:04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]*[.F6]+[.G6]" office:value-type="currency" office:currency="CAD" office:value="0.4672" calcext:value-type="currency">
            <text:p>$0.4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95" calcext:value-type="float">
            <text:p>895</text:p>
          </table:table-cell>
          <table:table-cell office:value-type="float" office:value="1.20782726045884" calcext:value-type="float">
            <text:p>1.20782726045884</text:p>
          </table:table-cell>
          <table:table-cell office:value-type="float" office:value="14.9465" calcext:value-type="float">
            <text:p>14.9465</text:p>
          </table:table-cell>
          <table:table-cell office:value-type="string" calcext:value-type="string">
            <text:p>12:05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]*[.F7]+[.G7]" office:value-type="currency" office:currency="CAD" office:value="15.1465" calcext:value-type="currency">
            <text:p>$15.15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82" calcext:value-type="float">
            <text:p>782</text:p>
          </table:table-cell>
          <table:table-cell office:value-type="float" office:value="1.61570247933884" calcext:value-type="float">
            <text:p>1.61570247933884</text:p>
          </table:table-cell>
          <table:table-cell office:value-type="float" office:value="13.0594" calcext:value-type="float">
            <text:p>13.0594</text:p>
          </table:table-cell>
          <table:table-cell office:value-type="string" calcext:value-type="string">
            <text:p>12:06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]*[.F8]+[.G8]" office:value-type="currency" office:currency="CAD" office:value="13.2594" calcext:value-type="currency">
            <text:p>$13.2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83" calcext:value-type="float">
            <text:p>183</text:p>
          </table:table-cell>
          <table:table-cell office:value-type="float" office:value="0.220747889022919" calcext:value-type="float">
            <text:p>0.220747889022919</text:p>
          </table:table-cell>
          <table:table-cell office:value-type="float" office:value="3.0561" calcext:value-type="float">
            <text:p>3.0561</text:p>
          </table:table-cell>
          <table:table-cell office:value-type="string" calcext:value-type="string">
            <text:p>12:07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9]*[.F9]+[.G9]" office:value-type="currency" office:currency="CAD" office:value="3.2561" calcext:value-type="currency">
            <text:p>$3.2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29" calcext:value-type="float">
            <text:p>629</text:p>
          </table:table-cell>
          <table:table-cell office:value-type="float" office:value="0.707536557930259" calcext:value-type="float">
            <text:p>0.707536557930259</text:p>
          </table:table-cell>
          <table:table-cell office:value-type="float" office:value="10.5043" calcext:value-type="float">
            <text:p>10.5043</text:p>
          </table:table-cell>
          <table:table-cell office:value-type="string" calcext:value-type="string">
            <text:p>12:08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0]*[.F10]+[.G10]" office:value-type="currency" office:currency="CAD" office:value="10.7043" calcext:value-type="currency">
            <text:p>$10.70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81" calcext:value-type="float">
            <text:p>481</text:p>
          </table:table-cell>
          <table:table-cell office:value-type="float" office:value="1.64163822525597" calcext:value-type="float">
            <text:p>1.64163822525597</text:p>
          </table:table-cell>
          <table:table-cell office:value-type="float" office:value="8.0327" calcext:value-type="float">
            <text:p>8.0327</text:p>
          </table:table-cell>
          <table:table-cell office:value-type="string" calcext:value-type="string">
            <text:p>12:09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1]*[.F11]+[.G11]" office:value-type="currency" office:currency="CAD" office:value="8.2327" calcext:value-type="currency">
            <text:p>$8.2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75" calcext:value-type="float">
            <text:p>3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6.2625" calcext:value-type="float">
            <text:p>6.2625</text:p>
          </table:table-cell>
          <table:table-cell office:value-type="string" calcext:value-type="string">
            <text:p>12:1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2]*[.F12]+[.G12]" office:value-type="currency" office:currency="CAD" office:value="6.4625" calcext:value-type="currency">
            <text:p>$6.4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33" calcext:value-type="float">
            <text:p>633</text:p>
          </table:table-cell>
          <table:table-cell office:value-type="float" office:value="0.868312757201646" calcext:value-type="float">
            <text:p>0.868312757201646</text:p>
          </table:table-cell>
          <table:table-cell office:value-type="float" office:value="10.5711" calcext:value-type="float">
            <text:p>10.5711</text:p>
          </table:table-cell>
          <table:table-cell office:value-type="string" calcext:value-type="string">
            <text:p>12:1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3]*[.F13]+[.G13]" office:value-type="currency" office:currency="CAD" office:value="10.7711" calcext:value-type="currency">
            <text:p>$10.7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16" calcext:value-type="float">
            <text:p>716</text:p>
          </table:table-cell>
          <table:table-cell office:value-type="float" office:value="1.03170028818444" calcext:value-type="float">
            <text:p>1.03170028818444</text:p>
          </table:table-cell>
          <table:table-cell office:value-type="float" office:value="11.9572" calcext:value-type="float">
            <text:p>11.9572</text:p>
          </table:table-cell>
          <table:table-cell office:value-type="string" calcext:value-type="string">
            <text:p>12:1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4]*[.F14]+[.G14]" office:value-type="currency" office:currency="CAD" office:value="12.1572" calcext:value-type="currency">
            <text:p>$12.1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office:value-type="float" office:value="0.147227533460803" calcext:value-type="float">
            <text:p>0.147227533460803</text:p>
          </table:table-cell>
          <table:table-cell office:value-type="float" office:value="1.2859" calcext:value-type="float">
            <text:p>1.2859</text:p>
          </table:table-cell>
          <table:table-cell office:value-type="string" calcext:value-type="string">
            <text:p>12:1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5]*[.F15]+[.G15]" office:value-type="currency" office:currency="CAD" office:value="1.4859" calcext:value-type="currency">
            <text:p>$1.49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03" calcext:value-type="float">
            <text:p>903</text:p>
          </table:table-cell>
          <table:table-cell office:value-type="float" office:value="2.17067307692308" calcext:value-type="float">
            <text:p>2.17067307692308</text:p>
          </table:table-cell>
          <table:table-cell office:value-type="float" office:value="15.0801" calcext:value-type="float">
            <text:p>15.0801</text:p>
          </table:table-cell>
          <table:table-cell office:value-type="string" calcext:value-type="string">
            <text:p>12:14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6]*[.F16]+[.G16]" office:value-type="currency" office:currency="CAD" office:value="15.2801" calcext:value-type="currency">
            <text:p>$15.28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78" calcext:value-type="float">
            <text:p>778</text:p>
          </table:table-cell>
          <table:table-cell office:value-type="float" office:value="1.03595206391478" calcext:value-type="float">
            <text:p>1.03595206391478</text:p>
          </table:table-cell>
          <table:table-cell office:value-type="float" office:value="12.9926" calcext:value-type="float">
            <text:p>12.9926</text:p>
          </table:table-cell>
          <table:table-cell office:value-type="string" calcext:value-type="string">
            <text:p>12:15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7]*[.F17]+[.G17]" office:value-type="currency" office:currency="CAD" office:value="13.1926" calcext:value-type="currency">
            <text:p>$13.19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39" calcext:value-type="float">
            <text:p>639</text:p>
          </table:table-cell>
          <table:table-cell office:value-type="float" office:value="0.657407407407407" calcext:value-type="float">
            <text:p>0.657407407407407</text:p>
          </table:table-cell>
          <table:table-cell office:value-type="float" office:value="10.6713" calcext:value-type="float">
            <text:p>10.6713</text:p>
          </table:table-cell>
          <table:table-cell office:value-type="string" calcext:value-type="string">
            <text:p>12:16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8]*[.F18]+[.G18]" office:value-type="currency" office:currency="CAD" office:value="10.8713" calcext:value-type="currency">
            <text:p>$10.8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31" calcext:value-type="float">
            <text:p>231</text:p>
          </table:table-cell>
          <table:table-cell office:value-type="float" office:value="0.309651474530831" calcext:value-type="float">
            <text:p>0.309651474530831</text:p>
          </table:table-cell>
          <table:table-cell office:value-type="float" office:value="3.8577" calcext:value-type="float">
            <text:p>3.8577</text:p>
          </table:table-cell>
          <table:table-cell office:value-type="string" calcext:value-type="string">
            <text:p>12:17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19]*[.F19]+[.G19]" office:value-type="currency" office:currency="CAD" office:value="4.0577" calcext:value-type="currency">
            <text:p>$4.0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27" calcext:value-type="float">
            <text:p>527</text:p>
          </table:table-cell>
          <table:table-cell office:value-type="float" office:value="0.862520458265139" calcext:value-type="float">
            <text:p>0.862520458265139</text:p>
          </table:table-cell>
          <table:table-cell office:value-type="float" office:value="8.8009" calcext:value-type="float">
            <text:p>8.8009</text:p>
          </table:table-cell>
          <table:table-cell office:value-type="string" calcext:value-type="string">
            <text:p>12:18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0]*[.F20]+[.G20]" office:value-type="currency" office:currency="CAD" office:value="9.0009" calcext:value-type="currency">
            <text:p>$9.00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31" calcext:value-type="float">
            <text:p>631</text:p>
          </table:table-cell>
          <table:table-cell office:value-type="float" office:value="0.820546163849155" calcext:value-type="float">
            <text:p>0.820546163849155</text:p>
          </table:table-cell>
          <table:table-cell office:value-type="float" office:value="10.5377" calcext:value-type="float">
            <text:p>10.5377</text:p>
          </table:table-cell>
          <table:table-cell office:value-type="string" calcext:value-type="string">
            <text:p>12:19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1]*[.F21]+[.G21]" office:value-type="currency" office:currency="CAD" office:value="10.7377" calcext:value-type="currency">
            <text:p>$10.74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4" calcext:value-type="float">
            <text:p>64</text:p>
          </table:table-cell>
          <table:table-cell office:value-type="float" office:value="0.081012658227848" calcext:value-type="float">
            <text:p>0.081012658227848</text:p>
          </table:table-cell>
          <table:table-cell office:value-type="float" office:value="1.0688" calcext:value-type="float">
            <text:p>1.0688</text:p>
          </table:table-cell>
          <table:table-cell office:value-type="string" calcext:value-type="string">
            <text:p>12:2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2]*[.F22]+[.G22]" office:value-type="currency" office:currency="CAD" office:value="1.2688" calcext:value-type="currency">
            <text:p>$1.2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3" calcext:value-type="float">
            <text:p>183</text:p>
          </table:table-cell>
          <table:table-cell office:value-type="float" office:value="0.571875" calcext:value-type="float">
            <text:p>0.571875</text:p>
          </table:table-cell>
          <table:table-cell office:value-type="float" office:value="3.0561" calcext:value-type="float">
            <text:p>3.0561</text:p>
          </table:table-cell>
          <table:table-cell office:value-type="string" calcext:value-type="string">
            <text:p>12:2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3]*[.F23]+[.G23]" office:value-type="currency" office:currency="CAD" office:value="3.2561" calcext:value-type="currency">
            <text:p>$3.2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84" calcext:value-type="float">
            <text:p>984</text:p>
          </table:table-cell>
          <table:table-cell office:value-type="float" office:value="1.14020857473928" calcext:value-type="float">
            <text:p>1.14020857473928</text:p>
          </table:table-cell>
          <table:table-cell office:value-type="float" office:value="16.4328" calcext:value-type="float">
            <text:p>16.4328</text:p>
          </table:table-cell>
          <table:table-cell office:value-type="string" calcext:value-type="string">
            <text:p>12:2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4]*[.F24]+[.G24]" office:value-type="currency" office:currency="CAD" office:value="16.6328" calcext:value-type="currency">
            <text:p>$16.6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9" calcext:value-type="float">
            <text:p>89</text:p>
          </table:table-cell>
          <table:table-cell office:value-type="float" office:value="0.28525641025641" calcext:value-type="float">
            <text:p>0.28525641025641</text:p>
          </table:table-cell>
          <table:table-cell office:value-type="float" office:value="1.4863" calcext:value-type="float">
            <text:p>1.4863</text:p>
          </table:table-cell>
          <table:table-cell office:value-type="string" calcext:value-type="string">
            <text:p>12:2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5]*[.F25]+[.G25]" office:value-type="currency" office:currency="CAD" office:value="1.6863" calcext:value-type="currency">
            <text:p>$1.69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08" calcext:value-type="float">
            <text:p>708</text:p>
          </table:table-cell>
          <table:table-cell office:value-type="float" office:value="1.23130434782609" calcext:value-type="float">
            <text:p>1.23130434782609</text:p>
          </table:table-cell>
          <table:table-cell office:value-type="float" office:value="11.8236" calcext:value-type="float">
            <text:p>11.8236</text:p>
          </table:table-cell>
          <table:table-cell office:value-type="string" calcext:value-type="string">
            <text:p>12:24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6]*[.F26]+[.G26]" office:value-type="currency" office:currency="CAD" office:value="12.0236" calcext:value-type="currency">
            <text:p>$12.0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69" calcext:value-type="float">
            <text:p>769</text:p>
          </table:table-cell>
          <table:table-cell office:value-type="float" office:value="6.05511811023622" calcext:value-type="float">
            <text:p>6.05511811023622</text:p>
          </table:table-cell>
          <table:table-cell office:value-type="float" office:value="12.8423" calcext:value-type="float">
            <text:p>12.8423</text:p>
          </table:table-cell>
          <table:table-cell office:value-type="string" calcext:value-type="string">
            <text:p>12:25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7]*[.F27]+[.G27]" office:value-type="currency" office:currency="CAD" office:value="13.0423" calcext:value-type="currency">
            <text:p>$13.04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00" calcext:value-type="float">
            <text:p>800</text:p>
          </table:table-cell>
          <table:table-cell office:value-type="float" office:value="3.0188679245283" calcext:value-type="float">
            <text:p>3.0188679245283</text:p>
          </table:table-cell>
          <table:table-cell office:value-type="float" office:value="13.36" calcext:value-type="float">
            <text:p>13.36</text:p>
          </table:table-cell>
          <table:table-cell office:value-type="string" calcext:value-type="string">
            <text:p>12:26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8]*[.F28]+[.G28]" office:value-type="currency" office:currency="CAD" office:value="13.56" calcext:value-type="currency">
            <text:p>$13.5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33" calcext:value-type="float">
            <text:p>733</text:p>
          </table:table-cell>
          <table:table-cell office:value-type="float" office:value="0.756449948400413" calcext:value-type="float">
            <text:p>0.756449948400413</text:p>
          </table:table-cell>
          <table:table-cell office:value-type="float" office:value="12.2411" calcext:value-type="float">
            <text:p>12.2411</text:p>
          </table:table-cell>
          <table:table-cell office:value-type="string" calcext:value-type="string">
            <text:p>12:27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29]*[.F29]+[.G29]" office:value-type="currency" office:currency="CAD" office:value="12.4411" calcext:value-type="currency">
            <text:p>$12.44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26" calcext:value-type="float">
            <text:p>626</text:p>
          </table:table-cell>
          <table:table-cell office:value-type="float" office:value="0.770935960591133" calcext:value-type="float">
            <text:p>0.770935960591133</text:p>
          </table:table-cell>
          <table:table-cell office:value-type="float" office:value="10.4542" calcext:value-type="float">
            <text:p>10.4542</text:p>
          </table:table-cell>
          <table:table-cell office:value-type="string" calcext:value-type="string">
            <text:p>12:28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0]*[.F30]+[.G30]" office:value-type="currency" office:currency="CAD" office:value="10.6542" calcext:value-type="currency">
            <text:p>$10.65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41" calcext:value-type="float">
            <text:p>441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7.3647" calcext:value-type="float">
            <text:p>7.3647</text:p>
          </table:table-cell>
          <table:table-cell office:value-type="string" calcext:value-type="string">
            <text:p>12:29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1]*[.F31]+[.G31]" office:value-type="currency" office:currency="CAD" office:value="7.5647" calcext:value-type="currency">
            <text:p>$7.5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9" calcext:value-type="float">
            <text:p>39</text:p>
          </table:table-cell>
          <table:table-cell office:value-type="float" office:value="0.044827586206897" calcext:value-type="float">
            <text:p>0.044827586206897</text:p>
          </table:table-cell>
          <table:table-cell office:value-type="float" office:value="0.6513" calcext:value-type="float">
            <text:p>0.6513</text:p>
          </table:table-cell>
          <table:table-cell office:value-type="string" calcext:value-type="string">
            <text:p>12:3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2]*[.F32]+[.G32]" office:value-type="currency" office:currency="CAD" office:value="0.8513" calcext:value-type="currency">
            <text:p>$0.85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6" calcext:value-type="float">
            <text:p>256</text:p>
          </table:table-cell>
          <table:table-cell office:value-type="float" office:value="6.56410256410256" calcext:value-type="float">
            <text:p>6.56410256410256</text:p>
          </table:table-cell>
          <table:table-cell office:value-type="float" office:value="4.2752" calcext:value-type="float">
            <text:p>4.2752</text:p>
          </table:table-cell>
          <table:table-cell office:value-type="string" calcext:value-type="string">
            <text:p>12:3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3]*[.F33]+[.G33]" office:value-type="currency" office:currency="CAD" office:value="4.4752" calcext:value-type="currency">
            <text:p>$4.48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2" calcext:value-type="float">
            <text:p>42</text:p>
          </table:table-cell>
          <table:table-cell office:value-type="float" office:value="0.044823906083244" calcext:value-type="float">
            <text:p>0.044823906083244</text:p>
          </table:table-cell>
          <table:table-cell office:value-type="float" office:value="0.7014" calcext:value-type="float">
            <text:p>0.7014</text:p>
          </table:table-cell>
          <table:table-cell office:value-type="string" calcext:value-type="string">
            <text:p>12:3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4]*[.F34]+[.G34]" office:value-type="currency" office:currency="CAD" office:value="0.9014" calcext:value-type="currency">
            <text:p>$0.90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office:value-type="float" office:value="11.4228" calcext:value-type="float">
            <text:p>11.4228</text:p>
          </table:table-cell>
          <table:table-cell office:value-type="string" calcext:value-type="string">
            <text:p>12:3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5]*[.F35]+[.G35]" office:value-type="currency" office:currency="CAD" office:value="11.6228" calcext:value-type="currency">
            <text:p>$11.6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.08208955223881" calcext:value-type="float">
            <text:p>1.08208955223881</text:p>
          </table:table-cell>
          <table:table-cell office:value-type="float" office:value="2.4215" calcext:value-type="float">
            <text:p>2.4215</text:p>
          </table:table-cell>
          <table:table-cell office:value-type="string" calcext:value-type="string">
            <text:p>12:34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6]*[.F36]+[.G36]" office:value-type="currency" office:currency="CAD" office:value="2.6215" calcext:value-type="currency">
            <text:p>$2.6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2" calcext:value-type="float">
            <text:p>142</text:p>
          </table:table-cell>
          <table:table-cell office:value-type="float" office:value="0.389041095890411" calcext:value-type="float">
            <text:p>0.389041095890411</text:p>
          </table:table-cell>
          <table:table-cell office:value-type="float" office:value="2.3714" calcext:value-type="float">
            <text:p>2.3714</text:p>
          </table:table-cell>
          <table:table-cell office:value-type="string" calcext:value-type="string">
            <text:p>12:35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7]*[.F37]+[.G37]" office:value-type="currency" office:currency="CAD" office:value="2.5714" calcext:value-type="currency">
            <text:p>$2.5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30" calcext:value-type="float">
            <text:p>830</text:p>
          </table:table-cell>
          <table:table-cell office:value-type="float" office:value="18.0434782608696" calcext:value-type="float">
            <text:p>18.0434782608696</text:p>
          </table:table-cell>
          <table:table-cell office:value-type="float" office:value="13.861" calcext:value-type="float">
            <text:p>13.861</text:p>
          </table:table-cell>
          <table:table-cell office:value-type="string" calcext:value-type="string">
            <text:p>12:36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8]*[.F38]+[.G38]" office:value-type="currency" office:currency="CAD" office:value="14.061" calcext:value-type="currency">
            <text:p>$14.0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05" calcext:value-type="float">
            <text:p>505</text:p>
          </table:table-cell>
          <table:table-cell office:value-type="float" office:value="1.09544468546638" calcext:value-type="float">
            <text:p>1.09544468546638</text:p>
          </table:table-cell>
          <table:table-cell office:value-type="float" office:value="8.4335" calcext:value-type="float">
            <text:p>8.4335</text:p>
          </table:table-cell>
          <table:table-cell office:value-type="string" calcext:value-type="string">
            <text:p>12:37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39]*[.F39]+[.G39]" office:value-type="currency" office:currency="CAD" office:value="8.6335" calcext:value-type="currency">
            <text:p>$8.6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18" calcext:value-type="float">
            <text:p>718</text:p>
          </table:table-cell>
          <table:table-cell office:value-type="float" office:value="0.878824969400245" calcext:value-type="float">
            <text:p>0.878824969400245</text:p>
          </table:table-cell>
          <table:table-cell office:value-type="float" office:value="11.9906" calcext:value-type="float">
            <text:p>11.9906</text:p>
          </table:table-cell>
          <table:table-cell office:value-type="string" calcext:value-type="string">
            <text:p>12:38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0]*[.F40]+[.G40]" office:value-type="currency" office:currency="CAD" office:value="12.1906" calcext:value-type="currency">
            <text:p>$12.19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82" calcext:value-type="float">
            <text:p>982</text:p>
          </table:table-cell>
          <table:table-cell office:value-type="float" office:value="1.9031007751938" calcext:value-type="float">
            <text:p>1.9031007751938</text:p>
          </table:table-cell>
          <table:table-cell office:value-type="float" office:value="16.3994" calcext:value-type="float">
            <text:p>16.3994</text:p>
          </table:table-cell>
          <table:table-cell office:value-type="string" calcext:value-type="string">
            <text:p>12:39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1]*[.F41]+[.G41]" office:value-type="currency" office:currency="CAD" office:value="16.5994" calcext:value-type="currency">
            <text:p>$16.60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7" calcext:value-type="float">
            <text:p>127</text:p>
          </table:table-cell>
          <table:table-cell office:value-type="float" office:value="0.552173913043478" calcext:value-type="float">
            <text:p>0.552173913043478</text:p>
          </table:table-cell>
          <table:table-cell office:value-type="float" office:value="2.1209" calcext:value-type="float">
            <text:p>2.1209</text:p>
          </table:table-cell>
          <table:table-cell office:value-type="string" calcext:value-type="string">
            <text:p>12:4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2]*[.F42]+[.G42]" office:value-type="currency" office:currency="CAD" office:value="2.3209" calcext:value-type="currency">
            <text:p>$2.3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53" calcext:value-type="float">
            <text:p>653</text:p>
          </table:table-cell>
          <table:table-cell office:value-type="float" office:value="0.681628392484342" calcext:value-type="float">
            <text:p>0.681628392484342</text:p>
          </table:table-cell>
          <table:table-cell office:value-type="float" office:value="10.9051" calcext:value-type="float">
            <text:p>10.9051</text:p>
          </table:table-cell>
          <table:table-cell office:value-type="string" calcext:value-type="string">
            <text:p>12:4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3]*[.F43]+[.G43]" office:value-type="currency" office:currency="CAD" office:value="11.1051" calcext:value-type="currency">
            <text:p>$11.11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71" calcext:value-type="float">
            <text:p>471</text:p>
          </table:table-cell>
          <table:table-cell office:value-type="float" office:value="1.53420195439739" calcext:value-type="float">
            <text:p>1.53420195439739</text:p>
          </table:table-cell>
          <table:table-cell office:value-type="float" office:value="7.8657" calcext:value-type="float">
            <text:p>7.8657</text:p>
          </table:table-cell>
          <table:table-cell office:value-type="string" calcext:value-type="string">
            <text:p>12:4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4]*[.F44]+[.G44]" office:value-type="currency" office:currency="CAD" office:value="8.0657" calcext:value-type="currency">
            <text:p>$8.0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08" calcext:value-type="float">
            <text:p>808</text:p>
          </table:table-cell>
          <table:table-cell office:value-type="float" office:value="1.41754385964912" calcext:value-type="float">
            <text:p>1.41754385964912</text:p>
          </table:table-cell>
          <table:table-cell office:value-type="float" office:value="13.4936" calcext:value-type="float">
            <text:p>13.4936</text:p>
          </table:table-cell>
          <table:table-cell office:value-type="string" calcext:value-type="string">
            <text:p>12:4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5]*[.F45]+[.G45]" office:value-type="currency" office:currency="CAD" office:value="13.6936" calcext:value-type="currency">
            <text:p>$13.69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9" calcext:value-type="float">
            <text:p>39</text:p>
          </table:table-cell>
          <table:table-cell office:value-type="float" office:value="0.056115107913669" calcext:value-type="float">
            <text:p>0.056115107913669</text:p>
          </table:table-cell>
          <table:table-cell office:value-type="float" office:value="0.6513" calcext:value-type="float">
            <text:p>0.6513</text:p>
          </table:table-cell>
          <table:table-cell office:value-type="string" calcext:value-type="string">
            <text:p>12:44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6]*[.F46]+[.G46]" office:value-type="currency" office:currency="CAD" office:value="0.8513" calcext:value-type="currency">
            <text:p>$0.85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22" calcext:value-type="float">
            <text:p>822</text:p>
          </table:table-cell>
          <table:table-cell office:value-type="float" office:value="3.04444444444444" calcext:value-type="float">
            <text:p>3.04444444444444</text:p>
          </table:table-cell>
          <table:table-cell office:value-type="float" office:value="13.7274" calcext:value-type="float">
            <text:p>13.7274</text:p>
          </table:table-cell>
          <table:table-cell office:value-type="string" calcext:value-type="string">
            <text:p>12:45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7]*[.F47]+[.G47]" office:value-type="currency" office:currency="CAD" office:value="13.9274" calcext:value-type="currency">
            <text:p>$13.9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09" calcext:value-type="float">
            <text:p>509</text:p>
          </table:table-cell>
          <table:table-cell office:value-type="float" office:value="0.897707231040564" calcext:value-type="float">
            <text:p>0.897707231040564</text:p>
          </table:table-cell>
          <table:table-cell office:value-type="float" office:value="8.5003" calcext:value-type="float">
            <text:p>8.5003</text:p>
          </table:table-cell>
          <table:table-cell office:value-type="string" calcext:value-type="string">
            <text:p>12:46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8]*[.F48]+[.G48]" office:value-type="currency" office:currency="CAD" office:value="8.7003" calcext:value-type="currency">
            <text:p>$8.70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5" calcext:value-type="float">
            <text:p>115</text:p>
          </table:table-cell>
          <table:table-cell office:value-type="float" office:value="0.502183406113537" calcext:value-type="float">
            <text:p>0.502183406113537</text:p>
          </table:table-cell>
          <table:table-cell office:value-type="float" office:value="1.9205" calcext:value-type="float">
            <text:p>1.9205</text:p>
          </table:table-cell>
          <table:table-cell office:value-type="string" calcext:value-type="string">
            <text:p>12:47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49]*[.F49]+[.G49]" office:value-type="currency" office:currency="CAD" office:value="2.1205" calcext:value-type="currency">
            <text:p>$2.1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68" calcext:value-type="float">
            <text:p>768</text:p>
          </table:table-cell>
          <table:table-cell office:value-type="float" office:value="1.4014598540146" calcext:value-type="float">
            <text:p>1.4014598540146</text:p>
          </table:table-cell>
          <table:table-cell office:value-type="float" office:value="12.8256" calcext:value-type="float">
            <text:p>12.8256</text:p>
          </table:table-cell>
          <table:table-cell office:value-type="string" calcext:value-type="string">
            <text:p>12:48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0]*[.F50]+[.G50]" office:value-type="currency" office:currency="CAD" office:value="13.0256" calcext:value-type="currency">
            <text:p>$13.0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61" calcext:value-type="float">
            <text:p>261</text:p>
          </table:table-cell>
          <table:table-cell office:value-type="float" office:value="0.351278600269179" calcext:value-type="float">
            <text:p>0.351278600269179</text:p>
          </table:table-cell>
          <table:table-cell office:value-type="float" office:value="4.3587" calcext:value-type="float">
            <text:p>4.3587</text:p>
          </table:table-cell>
          <table:table-cell office:value-type="string" calcext:value-type="string">
            <text:p>12:49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1]*[.F51]+[.G51]" office:value-type="currency" office:currency="CAD" office:value="4.5587" calcext:value-type="currency">
            <text:p>$4.5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70" calcext:value-type="float">
            <text:p>470</text:p>
          </table:table-cell>
          <table:table-cell office:value-type="float" office:value="2.7810650887574" calcext:value-type="float">
            <text:p>2.7810650887574</text:p>
          </table:table-cell>
          <table:table-cell office:value-type="float" office:value="7.849" calcext:value-type="float">
            <text:p>7.849</text:p>
          </table:table-cell>
          <table:table-cell office:value-type="string" calcext:value-type="string">
            <text:p>12:5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2]*[.F52]+[.G52]" office:value-type="currency" office:currency="CAD" office:value="8.049" calcext:value-type="currency">
            <text:p>$8.05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56" calcext:value-type="float">
            <text:p>556</text:p>
          </table:table-cell>
          <table:table-cell office:value-type="float" office:value="0.620535714285714" calcext:value-type="float">
            <text:p>0.620535714285714</text:p>
          </table:table-cell>
          <table:table-cell office:value-type="float" office:value="9.2852" calcext:value-type="float">
            <text:p>9.2852</text:p>
          </table:table-cell>
          <table:table-cell office:value-type="string" calcext:value-type="string">
            <text:p>12:5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3]*[.F53]+[.G53]" office:value-type="currency" office:currency="CAD" office:value="9.4852" calcext:value-type="currency">
            <text:p>$9.49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24" calcext:value-type="float">
            <text:p>424</text:p>
          </table:table-cell>
          <table:table-cell office:value-type="float" office:value="1.49295774647887" calcext:value-type="float">
            <text:p>1.49295774647887</text:p>
          </table:table-cell>
          <table:table-cell office:value-type="float" office:value="7.0808" calcext:value-type="float">
            <text:p>7.0808</text:p>
          </table:table-cell>
          <table:table-cell office:value-type="string" calcext:value-type="string">
            <text:p>12:5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4]*[.F54]+[.G54]" office:value-type="currency" office:currency="CAD" office:value="7.2808" calcext:value-type="currency">
            <text:p>$7.28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54" calcext:value-type="float">
            <text:p>354</text:p>
          </table:table-cell>
          <table:table-cell office:value-type="float" office:value="1.4390243902439" calcext:value-type="float">
            <text:p>1.4390243902439</text:p>
          </table:table-cell>
          <table:table-cell office:value-type="float" office:value="5.9118" calcext:value-type="float">
            <text:p>5.9118</text:p>
          </table:table-cell>
          <table:table-cell office:value-type="string" calcext:value-type="string">
            <text:p>12:5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5]*[.F55]+[.G55]" office:value-type="currency" office:currency="CAD" office:value="6.1118" calcext:value-type="currency">
            <text:p>$6.11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.837" calcext:value-type="float">
            <text:p>1.837</text:p>
          </table:table-cell>
          <table:table-cell office:value-type="string" calcext:value-type="string">
            <text:p>12:54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6]*[.F56]+[.G56]" office:value-type="currency" office:currency="CAD" office:value="2.037" calcext:value-type="currency">
            <text:p>$2.04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4.0921052631579" calcext:value-type="float">
            <text:p>4.0921052631579</text:p>
          </table:table-cell>
          <table:table-cell office:value-type="float" office:value="10.3874" calcext:value-type="float">
            <text:p>10.3874</text:p>
          </table:table-cell>
          <table:table-cell office:value-type="string" calcext:value-type="string">
            <text:p>12:55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7]*[.F57]+[.G57]" office:value-type="currency" office:currency="CAD" office:value="10.5874" calcext:value-type="currency">
            <text:p>$10.59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45" calcext:value-type="float">
            <text:p>445</text:p>
          </table:table-cell>
          <table:table-cell office:value-type="float" office:value="2.43169398907104" calcext:value-type="float">
            <text:p>2.43169398907104</text:p>
          </table:table-cell>
          <table:table-cell office:value-type="float" office:value="7.4315" calcext:value-type="float">
            <text:p>7.4315</text:p>
          </table:table-cell>
          <table:table-cell office:value-type="string" calcext:value-type="string">
            <text:p>12:56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8]*[.F58]+[.G58]" office:value-type="currency" office:currency="CAD" office:value="7.6315" calcext:value-type="currency">
            <text:p>$7.6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02" calcext:value-type="float">
            <text:p>902</text:p>
          </table:table-cell>
          <table:table-cell office:value-type="float" office:value="1.61359570661896" calcext:value-type="float">
            <text:p>1.61359570661896</text:p>
          </table:table-cell>
          <table:table-cell office:value-type="float" office:value="15.0634" calcext:value-type="float">
            <text:p>15.0634</text:p>
          </table:table-cell>
          <table:table-cell office:value-type="string" calcext:value-type="string">
            <text:p>12:57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59]*[.F59]+[.G59]" office:value-type="currency" office:currency="CAD" office:value="15.2634" calcext:value-type="currency">
            <text:p>$15.2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4" calcext:value-type="float">
            <text:p>74</text:p>
          </table:table-cell>
          <table:table-cell office:value-type="float" office:value="0.092731829573935" calcext:value-type="float">
            <text:p>0.092731829573935</text:p>
          </table:table-cell>
          <table:table-cell office:value-type="float" office:value="1.2358" calcext:value-type="float">
            <text:p>1.2358</text:p>
          </table:table-cell>
          <table:table-cell office:value-type="string" calcext:value-type="string">
            <text:p>12:58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0]*[.F60]+[.G60]" office:value-type="currency" office:currency="CAD" office:value="1.4358" calcext:value-type="currency">
            <text:p>$1.44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37" calcext:value-type="float">
            <text:p>737</text:p>
          </table:table-cell>
          <table:table-cell office:value-type="float" office:value="1.5614406779661" calcext:value-type="float">
            <text:p>1.5614406779661</text:p>
          </table:table-cell>
          <table:table-cell office:value-type="float" office:value="12.3079" calcext:value-type="float">
            <text:p>12.3079</text:p>
          </table:table-cell>
          <table:table-cell office:value-type="string" calcext:value-type="string">
            <text:p>12:59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1]*[.F61]+[.G61]" office:value-type="currency" office:currency="CAD" office:value="12.5079" calcext:value-type="currency">
            <text:p>$12.51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37" calcext:value-type="float">
            <text:p>537</text:p>
          </table:table-cell>
          <table:table-cell office:value-type="float" office:value="0.609534619750284" calcext:value-type="float">
            <text:p>0.609534619750284</text:p>
          </table:table-cell>
          <table:table-cell office:value-type="float" office:value="8.9679" calcext:value-type="float">
            <text:p>8.9679</text:p>
          </table:table-cell>
          <table:table-cell office:value-type="string" calcext:value-type="string">
            <text:p>13:0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2]*[.F62]+[.G62]" office:value-type="currency" office:currency="CAD" office:value="9.1679" calcext:value-type="currency">
            <text:p>$9.1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1" calcext:value-type="float">
            <text:p>331</text:p>
          </table:table-cell>
          <table:table-cell office:value-type="float" office:value="4.08641975308642" calcext:value-type="float">
            <text:p>4.08641975308642</text:p>
          </table:table-cell>
          <table:table-cell office:value-type="float" office:value="5.5277" calcext:value-type="float">
            <text:p>5.5277</text:p>
          </table:table-cell>
          <table:table-cell office:value-type="string" calcext:value-type="string">
            <text:p>13:0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3]*[.F63]+[.G63]" office:value-type="currency" office:currency="CAD" office:value="5.7277" calcext:value-type="currency">
            <text:p>$5.7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94" calcext:value-type="float">
            <text:p>394</text:p>
          </table:table-cell>
          <table:table-cell office:value-type="float" office:value="1.10985915492958" calcext:value-type="float">
            <text:p>1.10985915492958</text:p>
          </table:table-cell>
          <table:table-cell office:value-type="float" office:value="6.5798" calcext:value-type="float">
            <text:p>6.5798</text:p>
          </table:table-cell>
          <table:table-cell office:value-type="string" calcext:value-type="string">
            <text:p>13:0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4]*[.F64]+[.G64]" office:value-type="currency" office:currency="CAD" office:value="6.7798" calcext:value-type="currency">
            <text:p>$6.78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89" calcext:value-type="float">
            <text:p>689</text:p>
          </table:table-cell>
          <table:table-cell office:value-type="float" office:value="0.793778801843318" calcext:value-type="float">
            <text:p>0.793778801843318</text:p>
          </table:table-cell>
          <table:table-cell office:value-type="float" office:value="11.5063" calcext:value-type="float">
            <text:p>11.5063</text:p>
          </table:table-cell>
          <table:table-cell office:value-type="string" calcext:value-type="string">
            <text:p>13:0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5]*[.F65]+[.G65]" office:value-type="currency" office:currency="CAD" office:value="11.7063" calcext:value-type="currency">
            <text:p>$11.71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8" calcext:value-type="float">
            <text:p>518</text:p>
          </table:table-cell>
          <table:table-cell office:value-type="float" office:value="7.19444444444444" calcext:value-type="float">
            <text:p>7.19444444444444</text:p>
          </table:table-cell>
          <table:table-cell office:value-type="float" office:value="8.6506" calcext:value-type="float">
            <text:p>8.6506</text:p>
          </table:table-cell>
          <table:table-cell office:value-type="string" calcext:value-type="string">
            <text:p>13:04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6]*[.F66]+[.G66]" office:value-type="currency" office:currency="CAD" office:value="8.8506" calcext:value-type="currency">
            <text:p>$8.85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5.2" calcext:value-type="float">
            <text:p>5.2</text:p>
          </table:table-cell>
          <table:table-cell office:value-type="float" office:value="2.171" calcext:value-type="float">
            <text:p>2.171</text:p>
          </table:table-cell>
          <table:table-cell office:value-type="string" calcext:value-type="string">
            <text:p>13:05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7]*[.F67]+[.G67]" office:value-type="currency" office:currency="CAD" office:value="2.371" calcext:value-type="currency">
            <text:p>$2.3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24" calcext:value-type="float">
            <text:p>624</text:p>
          </table:table-cell>
          <table:table-cell office:value-type="float" office:value="0.867872044506259" calcext:value-type="float">
            <text:p>0.867872044506259</text:p>
          </table:table-cell>
          <table:table-cell office:value-type="float" office:value="10.4208" calcext:value-type="float">
            <text:p>10.4208</text:p>
          </table:table-cell>
          <table:table-cell office:value-type="string" calcext:value-type="string">
            <text:p>13:06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8]*[.F68]+[.G68]" office:value-type="currency" office:currency="CAD" office:value="10.6208" calcext:value-type="currency">
            <text:p>$10.6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2" calcext:value-type="float">
            <text:p>102</text:p>
          </table:table-cell>
          <table:table-cell office:value-type="float" office:value="0.310030395136778" calcext:value-type="float">
            <text:p>0.310030395136778</text:p>
          </table:table-cell>
          <table:table-cell office:value-type="float" office:value="1.7034" calcext:value-type="float">
            <text:p>1.7034</text:p>
          </table:table-cell>
          <table:table-cell office:value-type="string" calcext:value-type="string">
            <text:p>13:07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69]*[.F69]+[.G69]" office:value-type="currency" office:currency="CAD" office:value="1.9034" calcext:value-type="currency">
            <text:p>$1.90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4" calcext:value-type="float">
            <text:p>194</text:p>
          </table:table-cell>
          <table:table-cell office:value-type="float" office:value="0.476658476658477" calcext:value-type="float">
            <text:p>0.476658476658477</text:p>
          </table:table-cell>
          <table:table-cell office:value-type="float" office:value="3.2398" calcext:value-type="float">
            <text:p>3.2398</text:p>
          </table:table-cell>
          <table:table-cell office:value-type="string" calcext:value-type="string">
            <text:p>13:08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0]*[.F70]+[.G70]" office:value-type="currency" office:currency="CAD" office:value="3.4398" calcext:value-type="currency">
            <text:p>$3.44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3" calcext:value-type="float">
            <text:p>593</text:p>
          </table:table-cell>
          <table:table-cell office:value-type="float" office:value="9.12307692307692" calcext:value-type="float">
            <text:p>9.12307692307692</text:p>
          </table:table-cell>
          <table:table-cell office:value-type="float" office:value="9.9031" calcext:value-type="float">
            <text:p>9.9031</text:p>
          </table:table-cell>
          <table:table-cell office:value-type="string" calcext:value-type="string">
            <text:p>13:09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1]*[.F71]+[.G71]" office:value-type="currency" office:currency="CAD" office:value="10.1031" calcext:value-type="currency">
            <text:p>$10.10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90" calcext:value-type="float">
            <text:p>690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11.523" calcext:value-type="float">
            <text:p>11.523</text:p>
          </table:table-cell>
          <table:table-cell office:value-type="string" calcext:value-type="string">
            <text:p>13:1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2]*[.F72]+[.G72]" office:value-type="currency" office:currency="CAD" office:value="11.723" calcext:value-type="currency">
            <text:p>$11.7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1" calcext:value-type="float">
            <text:p>151</text:p>
          </table:table-cell>
          <table:table-cell office:value-type="float" office:value="0.290384615384615" calcext:value-type="float">
            <text:p>0.290384615384615</text:p>
          </table:table-cell>
          <table:table-cell office:value-type="float" office:value="2.5217" calcext:value-type="float">
            <text:p>2.5217</text:p>
          </table:table-cell>
          <table:table-cell office:value-type="string" calcext:value-type="string">
            <text:p>13:1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3]*[.F73]+[.G73]" office:value-type="currency" office:currency="CAD" office:value="2.7217" calcext:value-type="currency">
            <text:p>$2.7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75" calcext:value-type="float">
            <text:p>675</text:p>
          </table:table-cell>
          <table:table-cell office:value-type="float" office:value="0.876623376623377" calcext:value-type="float">
            <text:p>0.876623376623377</text:p>
          </table:table-cell>
          <table:table-cell office:value-type="float" office:value="11.2725" calcext:value-type="float">
            <text:p>11.2725</text:p>
          </table:table-cell>
          <table:table-cell office:value-type="string" calcext:value-type="string">
            <text:p>13:1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4]*[.F74]+[.G74]" office:value-type="currency" office:currency="CAD" office:value="11.4725" calcext:value-type="currency">
            <text:p>$11.4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10" calcext:value-type="float">
            <text:p>810</text:p>
          </table:table-cell>
          <table:table-cell office:value-type="float" office:value="1.85354691075515" calcext:value-type="float">
            <text:p>1.85354691075515</text:p>
          </table:table-cell>
          <table:table-cell office:value-type="float" office:value="13.527" calcext:value-type="float">
            <text:p>13.527</text:p>
          </table:table-cell>
          <table:table-cell office:value-type="string" calcext:value-type="string">
            <text:p>13:1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5]*[.F75]+[.G75]" office:value-type="currency" office:currency="CAD" office:value="13.727" calcext:value-type="currency">
            <text:p>$13.7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31" calcext:value-type="float">
            <text:p>931</text:p>
          </table:table-cell>
          <table:table-cell office:value-type="float" office:value="4.47596153846154" calcext:value-type="float">
            <text:p>4.47596153846154</text:p>
          </table:table-cell>
          <table:table-cell office:value-type="float" office:value="15.5477" calcext:value-type="float">
            <text:p>15.5477</text:p>
          </table:table-cell>
          <table:table-cell office:value-type="string" calcext:value-type="string">
            <text:p>13:14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6]*[.F76]+[.G76]" office:value-type="currency" office:currency="CAD" office:value="15.7477" calcext:value-type="currency">
            <text:p>$15.75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68" calcext:value-type="float">
            <text:p>768</text:p>
          </table:table-cell>
          <table:table-cell office:value-type="float" office:value="1.11143270622287" calcext:value-type="float">
            <text:p>1.11143270622287</text:p>
          </table:table-cell>
          <table:table-cell office:value-type="float" office:value="12.8256" calcext:value-type="float">
            <text:p>12.8256</text:p>
          </table:table-cell>
          <table:table-cell office:value-type="string" calcext:value-type="string">
            <text:p>13:15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7]*[.F77]+[.G77]" office:value-type="currency" office:currency="CAD" office:value="13.0256" calcext:value-type="currency">
            <text:p>$13.0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33" calcext:value-type="float">
            <text:p>633</text:p>
          </table:table-cell>
          <table:table-cell office:value-type="float" office:value="0.755369928400955" calcext:value-type="float">
            <text:p>0.755369928400955</text:p>
          </table:table-cell>
          <table:table-cell office:value-type="float" office:value="10.5711" calcext:value-type="float">
            <text:p>10.5711</text:p>
          </table:table-cell>
          <table:table-cell office:value-type="string" calcext:value-type="string">
            <text:p>13:16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8]*[.F78]+[.G78]" office:value-type="currency" office:currency="CAD" office:value="10.7711" calcext:value-type="currency">
            <text:p>$10.7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57" calcext:value-type="float">
            <text:p>657</text:p>
          </table:table-cell>
          <table:table-cell office:value-type="float" office:value="1.11925042589438" calcext:value-type="float">
            <text:p>1.11925042589438</text:p>
          </table:table-cell>
          <table:table-cell office:value-type="float" office:value="10.9719" calcext:value-type="float">
            <text:p>10.9719</text:p>
          </table:table-cell>
          <table:table-cell office:value-type="string" calcext:value-type="string">
            <text:p>13:17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79]*[.F79]+[.G79]" office:value-type="currency" office:currency="CAD" office:value="11.1719" calcext:value-type="currency">
            <text:p>$11.1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office:value-type="float" office:value="0.619808306709265" calcext:value-type="float">
            <text:p>0.619808306709265</text:p>
          </table:table-cell>
          <table:table-cell office:value-type="float" office:value="3.2398" calcext:value-type="float">
            <text:p>3.2398</text:p>
          </table:table-cell>
          <table:table-cell office:value-type="string" calcext:value-type="string">
            <text:p>13:18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0]*[.F80]+[.G80]" office:value-type="currency" office:currency="CAD" office:value="3.4398" calcext:value-type="currency">
            <text:p>$3.44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5" calcext:value-type="float">
            <text:p>55</text:p>
          </table:table-cell>
          <table:table-cell office:value-type="float" office:value="0.10934393638171" calcext:value-type="float">
            <text:p>0.10934393638171</text:p>
          </table:table-cell>
          <table:table-cell office:value-type="float" office:value="0.9185" calcext:value-type="float">
            <text:p>0.9185</text:p>
          </table:table-cell>
          <table:table-cell office:value-type="string" calcext:value-type="string">
            <text:p>13:19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1]*[.F81]+[.G81]" office:value-type="currency" office:currency="CAD" office:value="1.1185" calcext:value-type="currency">
            <text:p>$1.12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50" calcext:value-type="float">
            <text:p>950</text:p>
          </table:table-cell>
          <table:table-cell office:value-type="float" office:value="2.85285285285285" calcext:value-type="float">
            <text:p>2.85285285285285</text:p>
          </table:table-cell>
          <table:table-cell office:value-type="float" office:value="15.865" calcext:value-type="float">
            <text:p>15.865</text:p>
          </table:table-cell>
          <table:table-cell office:value-type="string" calcext:value-type="string">
            <text:p>13:2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2]*[.F82]+[.G82]" office:value-type="currency" office:currency="CAD" office:value="16.065" calcext:value-type="currency">
            <text:p>$16.0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10" calcext:value-type="float">
            <text:p>210</text:p>
          </table:table-cell>
          <table:table-cell office:value-type="float" office:value="0.312965722801788" calcext:value-type="float">
            <text:p>0.312965722801788</text:p>
          </table:table-cell>
          <table:table-cell office:value-type="float" office:value="3.507" calcext:value-type="float">
            <text:p>3.507</text:p>
          </table:table-cell>
          <table:table-cell office:value-type="string" calcext:value-type="string">
            <text:p>13:2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3]*[.F83]+[.G83]" office:value-type="currency" office:currency="CAD" office:value="3.707" calcext:value-type="currency">
            <text:p>$3.71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16" calcext:value-type="float">
            <text:p>816</text:p>
          </table:table-cell>
          <table:table-cell office:value-type="float" office:value="2.73825503355705" calcext:value-type="float">
            <text:p>2.73825503355705</text:p>
          </table:table-cell>
          <table:table-cell office:value-type="float" office:value="13.6272" calcext:value-type="float">
            <text:p>13.6272</text:p>
          </table:table-cell>
          <table:table-cell office:value-type="string" calcext:value-type="string">
            <text:p>13:2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4]*[.F84]+[.G84]" office:value-type="currency" office:currency="CAD" office:value="13.8272" calcext:value-type="currency">
            <text:p>$13.83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80" calcext:value-type="float">
            <text:p>180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3.006" calcext:value-type="float">
            <text:p>3.006</text:p>
          </table:table-cell>
          <table:table-cell office:value-type="string" calcext:value-type="string">
            <text:p>13:2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5]*[.F85]+[.G85]" office:value-type="currency" office:currency="CAD" office:value="3.206" calcext:value-type="currency">
            <text:p>$3.21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55" calcext:value-type="float">
            <text:p>855</text:p>
          </table:table-cell>
          <table:table-cell office:value-type="float" office:value="1.17931034482759" calcext:value-type="float">
            <text:p>1.17931034482759</text:p>
          </table:table-cell>
          <table:table-cell office:value-type="float" office:value="14.2785" calcext:value-type="float">
            <text:p>14.2785</text:p>
          </table:table-cell>
          <table:table-cell office:value-type="string" calcext:value-type="string">
            <text:p>13:24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6]*[.F86]+[.G86]" office:value-type="currency" office:currency="CAD" office:value="14.4785" calcext:value-type="currency">
            <text:p>$14.48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97" calcext:value-type="float">
            <text:p>997</text:p>
          </table:table-cell>
          <table:table-cell office:value-type="float" office:value="1.93592233009709" calcext:value-type="float">
            <text:p>1.93592233009709</text:p>
          </table:table-cell>
          <table:table-cell office:value-type="float" office:value="16.6499" calcext:value-type="float">
            <text:p>16.6499</text:p>
          </table:table-cell>
          <table:table-cell office:value-type="string" calcext:value-type="string">
            <text:p>13:25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7]*[.F87]+[.G87]" office:value-type="currency" office:currency="CAD" office:value="16.8499" calcext:value-type="currency">
            <text:p>$16.85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67" calcext:value-type="float">
            <text:p>267</text:p>
          </table:table-cell>
          <table:table-cell office:value-type="float" office:value="0.308314087759815" calcext:value-type="float">
            <text:p>0.308314087759815</text:p>
          </table:table-cell>
          <table:table-cell office:value-type="float" office:value="4.4589" calcext:value-type="float">
            <text:p>4.4589</text:p>
          </table:table-cell>
          <table:table-cell office:value-type="string" calcext:value-type="string">
            <text:p>13:26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8]*[.F88]+[.G88]" office:value-type="currency" office:currency="CAD" office:value="4.6589" calcext:value-type="currency">
            <text:p>$4.6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73" calcext:value-type="float">
            <text:p>573</text:p>
          </table:table-cell>
          <table:table-cell office:value-type="float" office:value="1.40786240786241" calcext:value-type="float">
            <text:p>1.40786240786241</text:p>
          </table:table-cell>
          <table:table-cell office:value-type="float" office:value="9.5691" calcext:value-type="float">
            <text:p>9.5691</text:p>
          </table:table-cell>
          <table:table-cell office:value-type="string" calcext:value-type="string">
            <text:p>13:27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89]*[.F89]+[.G89]" office:value-type="currency" office:currency="CAD" office:value="9.7691" calcext:value-type="currency">
            <text:p>$9.7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2.1875" calcext:value-type="float">
            <text:p>2.1875</text:p>
          </table:table-cell>
          <table:table-cell office:value-type="float" office:value="1.169" calcext:value-type="float">
            <text:p>1.169</text:p>
          </table:table-cell>
          <table:table-cell office:value-type="string" calcext:value-type="string">
            <text:p>13:28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90]*[.F90]+[.G90]" office:value-type="currency" office:currency="CAD" office:value="1.369" calcext:value-type="currency">
            <text:p>$1.3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83" calcext:value-type="float">
            <text:p>483</text:p>
          </table:table-cell>
          <table:table-cell office:value-type="float" office:value="0.876588021778584" calcext:value-type="float">
            <text:p>0.876588021778584</text:p>
          </table:table-cell>
          <table:table-cell office:value-type="float" office:value="8.0661" calcext:value-type="float">
            <text:p>8.0661</text:p>
          </table:table-cell>
          <table:table-cell office:value-type="string" calcext:value-type="string">
            <text:p>13:29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91]*[.F91]+[.G91]" office:value-type="currency" office:currency="CAD" office:value="8.2661" calcext:value-type="currency">
            <text:p>$8.27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74" calcext:value-type="float">
            <text:p>374</text:p>
          </table:table-cell>
          <table:table-cell office:value-type="float" office:value="0.551622418879056" calcext:value-type="float">
            <text:p>0.551622418879056</text:p>
          </table:table-cell>
          <table:table-cell office:value-type="float" office:value="6.2458" calcext:value-type="float">
            <text:p>6.2458</text:p>
          </table:table-cell>
          <table:table-cell office:value-type="string" calcext:value-type="string">
            <text:p>13:30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92]*[.F92]+[.G92]" office:value-type="currency" office:currency="CAD" office:value="6.4458" calcext:value-type="currency">
            <text:p>$6.45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0" calcext:value-type="float">
            <text:p>240</text:p>
          </table:table-cell>
          <table:table-cell office:value-type="float" office:value="0.449438202247191" calcext:value-type="float">
            <text:p>0.449438202247191</text:p>
          </table:table-cell>
          <table:table-cell office:value-type="float" office:value="4.008" calcext:value-type="float">
            <text:p>4.008</text:p>
          </table:table-cell>
          <table:table-cell office:value-type="string" calcext:value-type="string">
            <text:p>13:31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93]*[.F93]+[.G93]" office:value-type="currency" office:currency="CAD" office:value="4.208" calcext:value-type="currency">
            <text:p>$4.21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58" calcext:value-type="float">
            <text:p>758</text:p>
          </table:table-cell>
          <table:table-cell office:value-type="float" office:value="3.62679425837321" calcext:value-type="float">
            <text:p>3.62679425837321</text:p>
          </table:table-cell>
          <table:table-cell office:value-type="float" office:value="12.6586" calcext:value-type="float">
            <text:p>12.6586</text:p>
          </table:table-cell>
          <table:table-cell office:value-type="string" calcext:value-type="string">
            <text:p>13:32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94]*[.F94]+[.G94]" office:value-type="currency" office:currency="CAD" office:value="12.8586" calcext:value-type="currency">
            <text:p>$12.86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27" calcext:value-type="float">
            <text:p>827</text:p>
          </table:table-cell>
          <table:table-cell office:value-type="float" office:value="0.837892603850051" calcext:value-type="float">
            <text:p>0.837892603850051</text:p>
          </table:table-cell>
          <table:table-cell office:value-type="float" office:value="13.8109" calcext:value-type="float">
            <text:p>13.8109</text:p>
          </table:table-cell>
          <table:table-cell office:value-type="string" calcext:value-type="string">
            <text:p>13:33:00</text:p>
          </table:table-cell>
          <table:table-cell office:value-type="currency" office:currency="CAD" office:value="1" calcext:value-type="currency">
            <text:p>$1.00</text:p>
          </table:table-cell>
          <table:table-cell office:value-type="percentage" office:value="0.2" calcext:value-type="percentage">
            <text:p>20.00%</text:p>
          </table:table-cell>
          <table:table-cell table:formula="of:=[.D95]*[.F95]+[.G95]" office:value-type="currency" office:currency="CAD" office:value="14.0109" calcext:value-type="currency">
            <text:p>$14.01</text:p>
          </table:table-cell>
          <table:table-cell office:value-type="string" calcext:value-type="string">
            <text:p>0x5d14efa55033ab63a6b35af32fc6ec34d5f792c1b79052632f999cacd92e981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5T00:03:14.864000000</dc:date>
    <meta:editing-duration>PT26M41S</meta:editing-duration>
    <meta:editing-cycles>17</meta:editing-cycles>
    <meta:generator>LibreOffice/5.3.2.2$Windows_X86_64 LibreOffice_project/6cd4f1ef626f15116896b1d8e1398b56da0d0ee1</meta:generator>
    <meta:document-statistic meta:table-count="1" meta:cell-count="855" meta:object-count="0"/>
  </office:meta>
</office:document-meta>
</file>